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1ca18" officeooo:paragraph-rsid="0011ca18" style:font-size-asian="15.75pt" style:font-size-complex="18pt"/>
    </style:style>
    <style:style style:name="P2" style:family="paragraph" style:parent-style-name="Text_20_body">
      <style:text-properties officeooo:paragraph-rsid="0013948e"/>
    </style:style>
    <style:style style:name="P3" style:family="paragraph" style:parent-style-name="Text_20_body">
      <style:text-properties officeooo:paragraph-rsid="0013bd6f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paragraph-rsid="0012610a" style:font-size-asian="14pt" style:font-size-complex="14pt"/>
    </style:style>
    <style:style style:name="P6" style:family="paragraph" style:parent-style-name="Text_20_body" style:list-style-name="L1">
      <style:text-properties fo:font-size="14pt" style:font-size-asian="14pt" style:font-size-complex="14pt"/>
    </style:style>
    <style:style style:name="P7" style:family="paragraph" style:parent-style-name="Text_20_body" style:list-style-name="L1">
      <style:text-properties fo:font-size="14pt" officeooo:rsid="00126cbf" officeooo:paragraph-rsid="00126cbf" style:font-size-asian="14pt" style:font-size-complex="14pt"/>
    </style:style>
    <style:style style:name="P8" style:family="paragraph" style:parent-style-name="Text_20_body">
      <style:text-properties fo:font-size="14pt" officeooo:rsid="00126cbf" officeooo:paragraph-rsid="00126cbf" style:font-size-asian="14pt" style:font-size-complex="14pt"/>
    </style:style>
    <style:style style:name="P9" style:family="paragraph" style:parent-style-name="Text_20_body" style:list-style-name="L2">
      <style:text-properties fo:font-size="14pt" style:font-size-asian="14pt" style:font-size-complex="14pt"/>
    </style:style>
    <style:style style:name="P10" style:family="paragraph" style:parent-style-name="Text_20_body">
      <style:text-properties fo:font-size="14pt" officeooo:rsid="0013bd6f" officeooo:paragraph-rsid="0013bd6f" style:font-size-asian="14pt" style:font-size-complex="14pt"/>
    </style:style>
    <style:style style:name="P11" style:family="paragraph" style:parent-style-name="Text_20_body">
      <style:text-properties fo:font-size="14pt" officeooo:rsid="0011ca18" style:font-size-asian="14pt" style:font-size-complex="14pt"/>
    </style:style>
    <style:style style:name="P12" style:family="paragraph" style:parent-style-name="Text_20_body">
      <style:text-properties fo:font-size="14pt" officeooo:rsid="00146747" officeooo:paragraph-rsid="00146747" style:font-size-asian="14pt" style:font-size-complex="14pt"/>
    </style:style>
    <style:style style:name="P13" style:family="paragraph" style:parent-style-name="Text_20_body">
      <style:text-properties fo:font-size="14pt" officeooo:rsid="0015f098" officeooo:paragraph-rsid="0015f098" style:font-size-asian="14pt" style:font-size-complex="14pt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fo:font-size="14pt" style:font-size-asian="14pt" style:font-size-complex="14pt"/>
    </style:style>
    <style:style style:name="P15" style:family="paragraph" style:parent-style-name="Text_20_body" style:list-style-name="L2">
      <style:paragraph-properties fo:margin-top="0in" fo:margin-bottom="0in" loext:contextual-spacing="false"/>
      <style:text-properties fo:font-size="14pt" officeooo:rsid="0013bd6f" officeooo:paragraph-rsid="0013bd6f" style:font-size-asian="14pt" style:font-size-complex="14pt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fo:font-size="14pt" style:font-size-asian="14pt" style:font-size-complex="14pt"/>
    </style:style>
    <style:style style:name="P17" style:family="paragraph" style:parent-style-name="Standard">
      <style:text-properties fo:font-size="14pt" officeooo:rsid="0011ca18" officeooo:paragraph-rsid="0011ca18" style:font-size-asian="14pt" style:font-size-complex="14pt"/>
    </style:style>
    <style:style style:name="P18" style:family="paragraph" style:parent-style-name="Preformatted_20_Text">
      <style:text-properties fo:font-size="14pt" style:font-size-asian="14pt" style:font-size-complex="14pt"/>
    </style:style>
    <style:style style:name="P19" style:family="paragraph" style:parent-style-name="Preformatted_20_Text">
      <style:paragraph-properties fo:margin-top="0in" fo:margin-bottom="0.1965in" loext:contextual-spacing="false"/>
      <style:text-properties fo:font-size="14pt" style:font-size-asian="14pt" style:font-size-complex="14pt"/>
    </style:style>
    <style:style style:name="P20" style:family="paragraph" style:parent-style-name="Heading_20_3">
      <style:text-properties fo:font-size="14pt" style:font-size-asian="14pt" style:font-size-complex="14pt"/>
    </style:style>
    <style:style style:name="P21" style:family="paragraph" style:parent-style-name="Heading_20_3">
      <style:text-properties fo:font-size="14pt" officeooo:rsid="0011ca18" officeooo:paragraph-rsid="0011ca18" style:font-size-asian="14pt" style:font-size-complex="14pt"/>
    </style:style>
    <style:style style:name="T1" style:family="text">
      <style:text-properties officeooo:rsid="0012610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2610a" style:font-size-asian="18pt" style:font-size-complex="18pt"/>
    </style:style>
    <style:style style:name="T4" style:family="text">
      <style:text-properties fo:font-size="18pt" officeooo:rsid="00126cbf" style:font-size-asian="18pt" style:font-size-complex="18pt"/>
    </style:style>
    <style:style style:name="T5" style:family="text">
      <style:text-properties fo:font-size="18pt" officeooo:rsid="0013948e" style:font-size-asian="18pt" style:font-size-complex="18pt"/>
    </style:style>
    <style:style style:name="T6" style:family="text">
      <style:text-properties fo:font-size="18pt" officeooo:rsid="0013bd6f" style:font-size-asian="18pt" style:font-size-complex="18pt"/>
    </style:style>
    <style:style style:name="T7" style:family="text">
      <style:text-properties fo:font-size="18pt" officeooo:rsid="00146747" style:font-size-asian="18pt" style:font-size-complex="18pt"/>
    </style:style>
    <style:style style:name="T8" style:family="text">
      <style:text-properties style:font-size-asian="18pt"/>
    </style:style>
    <style:style style:name="T9" style:family="text">
      <style:text-properties officeooo:rsid="00126cbf"/>
    </style:style>
    <style:style style:name="T10" style:family="text">
      <style:text-properties officeooo:rsid="0013948e"/>
    </style:style>
    <style:style style:name="T11" style:family="text">
      <style:text-properties officeooo:rsid="0013bd6f"/>
    </style:style>
    <style:style style:name="T12" style:family="text">
      <style:text-properties officeooo:rsid="00146747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2610a" style:font-size-asian="14pt" style:font-size-complex="14pt"/>
    </style:style>
    <style:style style:name="T15" style:family="text">
      <style:text-properties fo:font-size="14pt" officeooo:rsid="0013948e" style:font-size-asian="14pt" style:font-size-complex="14pt"/>
    </style:style>
    <style:style style:name="T16" style:family="text">
      <style:text-properties fo:font-size="14pt" officeooo:rsid="0013bd6f" style:font-size-asian="14pt" style:font-size-complex="14pt"/>
    </style:style>
    <style:style style:name="T17" style:family="text">
      <style:text-properties fo:font-size="14pt" officeooo:rsid="00146747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/>
      <text:p text:style-name="Text_20_body"><text:span text:style-name="Emphasis"><text:span text:style-name="T14">1. Data preprocessing</text:span></text:span></text:p>
      <text:p text:style-name="P5"><text:span text:style-name="T1">The </text:span>dataset preprocessing consisted of:</text:p>
      <text:p text:style-name="P5"><text:span text:style-name="T1"><text:tab/>A. </text:span>Converting to grayscale, <text:span text:style-name="T9">which</text:span> helps to reduce training time, wh<text:span text:style-name="T9">ile does not remove nay essential information.</text:span></text:p>
      <text:list xml:id="list6807384980268293023" text:style-name="L1">
        <text:list-header>
          <text:p text:style-name="P6"><text:span text:style-name="T9">B. </text:span>Normalizing the data to the range (-1,1)</text:p>
          <text:p text:style-name="P7">C. <text:span text:style-name="T10">Data augmentation: random translation, scaling, warping, brightness. These techniques were used to generate more images to further balance the classes of the training set for better training.</text:span></text:p>
        </text:list-header>
      </text:list>
      <text:p text:style-name="P8"><text:span text:style-name="T10">D. One-hot encoding was used to binarized the 43 labels to be consistent with the softmax logits output of the cnn model.</text:span></text:p>
      <text:p text:style-name="P8"/>
      <text:p text:style-name="P8"/>
      <text:p text:style-name="P2"><text:span text:style-name="Emphasis"><text:span text:style-name="T15">2. Setup of the </text:span></text:span><text:span text:style-name="Emphasis"><text:span text:style-name="T13">training, validation and testing data</text:span></text:span></text:p>
      <text:p text:style-name="P2"><text:span text:style-name="Emphasis"><text:span text:style-name="T13"><text:tab/></text:span></text:span><text:span text:style-name="Emphasis"><text:span text:style-name="T15">A. the given dataset has already been splitted into training, validation and testing data.</text:span></text:span></text:p>
      <text:p text:style-name="P2"><text:span text:style-name="Emphasis"><text:span text:style-name="T15"><text:tab/>B. However, t</text:span></text:span><text:span text:style-name="Emphasis"><text:span text:style-name="T15">he distribution of each class is not uniform. So data augmentation was used to rebalanced the classes a little bit to reduce biases towards classes with more samples.</text:span></text:span><text:span text:style-name="Emphasis"><text:span text:style-name="T13"> </text:span></text:span><text:span text:style-name="Emphasis"><text:span text:style-name="T15">More specifically, classes with less than 800 samples were boosted to 800.</text:span></text:span></text:p>
      <text:h text:style-name="P21" text:outline-level="3"/>
      <text:p text:style-name="Text_20_body"><text:span text:style-name="Emphasis"><text:span text:style-name="T15">3. Model architecture</text:span></text:span></text:p>
      <text:list xml:id="list2614767374443734299" text:style-name="L2">
        <text:list-item>
          <text:p text:style-name="P14">5x5 convolution (32x32x1 in, 28x28x6 out) </text:p>
        </text:list-item>
        <text:list-item>
          <text:p text:style-name="P14">ReLU </text:p>
        </text:list-item>
        <text:list-item>
          <text:p text:style-name="P14">2x2 max pool (28x28x6 in, 14x14x6 out) </text:p>
        </text:list-item>
        <text:list-item>
          <text:p text:style-name="P14">5x5 convolution (14x14x6 in, 10x10x16 out) </text:p>
        </text:list-item>
        <text:list-item>
          <text:p text:style-name="P14">ReLU </text:p>
        </text:list-item>
        <text:list-item>
          <text:p text:style-name="P14">2x2 max pool (10x10x16 in, 5x5x16 out) </text:p>
        </text:list-item>
        <text:list-item>
          <text:p text:style-name="P14"><text:span text:style-name="T11">Flatten layer</text:span> (5x5x6 in, 1x1x400 out) </text:p>
        </text:list-item>
        <text:list-item>
          <text:p text:style-name="P14"><text:soft-page-break/>ReLu </text:p>
        </text:list-item>
        <text:list-item>
          <text:p text:style-name="P14">F<text:span text:style-name="T11">ully connected layer</text:span> <text:s/>(<text:span text:style-name="T11">400 in, 120 out</text:span>) </text:p>
        </text:list-item>
        <text:list-item>
          <text:p text:style-name="P15">ReLu</text:p>
        </text:list-item>
        <text:list-item>
          <text:p text:style-name="P15">Fully connected layer (120 in, 84 out)</text:p>
        </text:list-item>
        <text:list-item>
          <text:p text:style-name="P15">ReLu</text:p>
        </text:list-item>
        <text:list-item>
          <text:p text:style-name="P9">Fully connected layer (8<text:span text:style-name="T11">4</text:span> in, 43 out) </text:p>
        </text:list-item>
      </text:list>
      <text:p text:style-name="P4"/>
      <text:p text:style-name="P3"><text:span text:style-name="Emphasis"><text:span text:style-name="T16">4. Model training hyper-parameters</text:span></text:span></text:p>
      <text:p text:style-name="P4">Adam optimizer <text:span text:style-name="T11">was used with</text:span></text:p>
      <text:list xml:id="list4075532772000386966" text:style-name="L3">
        <text:list-item>
          <text:p text:style-name="P16">batch size: 100 </text:p>
        </text:list-item>
        <text:list-item>
          <text:p text:style-name="P16">epochs: 60 </text:p>
        </text:list-item>
        <text:list-item>
          <text:p text:style-name="P16">learning rate: 0.0009 </text:p>
          <text:p text:style-name="P16"/>
        </text:list-item>
      </text:list>
      <text:h text:style-name="P20" text:outline-level="3"/>
      <text:p text:style-name="Text_20_body"><text:span text:style-name="Emphasis"><text:span text:style-name="T16">5. A</text:span></text:span><text:span text:style-name="Emphasis"><text:span text:style-name="T13">pproach </text:span></text:span><text:span text:style-name="Emphasis"><text:span text:style-name="T16">to</text:span></text:span><text:span text:style-name="Emphasis"><text:span text:style-name="T13"> take in coming up with a solution to this problem</text:span></text:span></text:p>
      <text:p text:style-name="P4"><text:tab/><text:span text:style-name="T11">A. First try to determine the learning rate from 0.001 to 0.00001</text:span></text:p>
      <text:p text:style-name="P10"><text:tab/>B. <text:span text:style-name="T12">Different batch sizes were tried from 32 to 128, and finally 100 was chosen</text:span></text:p>
      <text:p text:style-name="P10"><text:span text:style-name="T12"><text:tab/>C. After the learning rate and batch size were determined, and the accuracy kept increasing, tried to increase the epochs to train the model for longer time to achieve higher accuracy.</text:span></text:p>
      <text:p text:style-name="P10"><text:tab/><text:span text:style-name="T12">D. After training for 60 epochs, a validation accuracy of 0.937 was achieved.</text:span></text:p>
      <text:h text:style-name="P21" text:outline-level="3"/>
      <text:p text:style-name="Text_20_body"><text:span text:style-name="Emphasis"><text:span text:style-name="T17">6. </text:span></text:span><text:span text:style-name="Emphasis"><text:span text:style-name="T13">Choose five candidate images of traffic signs and provide them in the report. Are there any particular qualities of the image(s) that might make classification diffic</text:span></text:span><text:span text:style-name="Emphasis"><text:span text:style-name="T17">ult.</text:span></text:span></text:p>
      <text:p text:style-name="Text_20_body"><text:span text:style-name="Emphasis"><text:span text:style-name="T17"><text:tab/>A. 8 images were chosen randomly from the web for testing.</text:span></text:span></text:p>
      <text:p text:style-name="Text_20_body"><text:span text:style-name="Emphasis"><text:span text:style-name="T17"><text:tab/>B. In order to get a good predictive result, these images were cropped into 32*32 size with the signs occupy the central part of the image.</text:span></text:span></text:p>
      <text:p text:style-name="Text_20_body"><text:span text:style-name="Emphasis"><text:span text:style-name="T17"><text:tab/>C. Then they were preprocessed by converting to gray-scale and normalizing.</text:span></text:span></text:p>
      <text:p text:style-name="P11"/>
      <text:p text:style-name="Text_20_body"><text:soft-page-break/><text:span text:style-name="Emphasis"><text:span text:style-name="T17">7. </text:span></text:span><text:span text:style-name="Emphasis"><text:span text:style-name="T13">Is your model able to perform equally well on captured pictures when compared to testing on the dataset? </text:span></text:span></text:p>
      <text:p text:style-name="P12">The model predicted correct on all the 8 images. Although we cannot expect 100% accuracy on far more images. The correctness on these 8 images is a good sign that we have a good predictive model in hand for use.</text:p>
      <text:p text:style-name="Text_20_body"><text:span text:style-name="Emphasis"><text:span text:style-name="T13"/></text:span></text:p>
      <text:p text:style-name="Text_20_body"><text:span text:style-name="Emphasis"><text:span text:style-name="T17">8. </text:span></text:span><text:span text:style-name="Emphasis"><text:span text:style-name="T13">Use the model's softmax probabilities to visualize the </text:span></text:span><text:span text:style-name="Emphasis"><text:span text:style-name="Strong_20_Emphasis"><text:span text:style-name="T13">certainty</text:span></text:span></text:span><text:span text:style-name="Emphasis"><text:span text:style-name="T13"> of its predictions, </text:span></text:span><text:a xlink:type="simple" xlink:href="https://www.tensorflow.org/versions/r0.12/api_docs/python/nn.html#top_k" text:style-name="Internet_20_link" text:visited-style-name="Visited_20_Internet_20_Link"><text:span text:style-name="Emphasis"><text:span text:style-name="Source_20_Text"><text:span text:style-name="T13">tf.nn.top_k</text:span></text:span></text:span></text:a><text:span text:style-name="Emphasis"><text:span text:style-name="T13"> could prove helpful here.</text:span></text:span></text:p>
      <text:p text:style-name="P1"><text:span text:style-name="Strong_20_Emphasis"><text:span text:style-name="T13"/></text:span></text:p>
      <text:p text:style-name="P18">TopKV2(values=array([[ <text:s/>1.00000000e+00, <text:s text:c="2"/>7.06080492e-23, <text:s text:c="2"/>2.12079193e-29],</text:p>
      <text:p text:style-name="P18"><text:s text:c="7"/>[ <text:s/>9.96401668e-01, <text:s text:c="2"/>3.59558081e-03, <text:s text:c="2"/>2.70966279e-06],</text:p>
      <text:p text:style-name="P18"><text:s text:c="7"/>[ <text:s/>1.00000000e+00, <text:s text:c="2"/>9.33653654e-13, <text:s text:c="2"/>7.59376039e-18],</text:p>
      <text:p text:style-name="P18"><text:s text:c="7"/>[ <text:s/>1.00000000e+00, <text:s text:c="2"/>0.00000000e+00, <text:s text:c="2"/>0.00000000e+00],</text:p>
      <text:p text:style-name="P18"><text:s text:c="7"/>[ <text:s/>1.00000000e+00, <text:s text:c="2"/>4.20873086e-10, <text:s text:c="2"/>8.24014088e-13],</text:p>
      <text:p text:style-name="P18"><text:s text:c="7"/>[ <text:s/>1.00000000e+00, <text:s text:c="2"/>2.05218871e-14, <text:s text:c="2"/>7.60531063e-15],</text:p>
      <text:p text:style-name="P18"><text:s text:c="7"/>[ <text:s/>1.00000000e+00, <text:s text:c="2"/>3.64615504e-10, <text:s text:c="2"/>1.19007108e-19],</text:p>
      <text:p text:style-name="P18"><text:s text:c="7"/>[ <text:s/>1.00000000e+00, <text:s text:c="2"/>7.42192557e-11, <text:s text:c="2"/>4.38634734e-22]], dtype=float32), indices=array([[12, 40, 26],</text:p>
      <text:p text:style-name="P18"><text:s text:c="7"/>[24, 29, 25],</text:p>
      <text:p text:style-name="P18"><text:s text:c="7"/>[34, 38, 30],</text:p>
      <text:p text:style-name="P18"><text:s text:c="7"/>[38, <text:s/>0, <text:s/>1],</text:p>
      <text:p text:style-name="P18"><text:s text:c="7"/>[ 1, <text:s/>2, <text:s/>6],</text:p>
      <text:p text:style-name="P18"><text:s text:c="7"/>[ 3, 31, <text:s/>5],</text:p>
      <text:p text:style-name="P18"><text:s text:c="7"/>[11, 30, 23],</text:p>
      <text:p text:style-name="P19"><text:s text:c="7"/>[18, 26, 11]], dtype=int32))</text:p>
      <text:p text:style-name="P13">From the result we can see, the predictive model seems to be pretty sure about its prediction for the 8 testing images. The top guesses all have a very high probabilities very close to 100%. This low variance also indicates the effectiveness of the model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9:33:18.488880493</meta:creation-date>
    <dc:date>2018-02-04T12:48:34.470095866</dc:date>
    <meta:editing-duration>PT13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584" meta:character-count="3768" meta:non-whitespace-character-count="3089"/>
  </office:meta>
</office:document-meta>
</file>